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7.103cm"/>
    </style:style>
    <style:style style:name="co4" style:family="table-column">
      <style:table-column-properties fo:break-before="auto" style:column-width="4.0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table table:name="A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Name of Program</text:p>
          </table:table-cell>
          <table:table-cell office:value-type="string">
            <text:p>Description</text:p>
          </table:table-cell>
          <table:table-cell office:value-type="string">
            <text:p>Something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orelDraw</text:p>
          </table:table-cell>
          <table:table-cell office:value-type="string">
            <text:p>Векторный редактор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Blender</text:p>
          </table:table-cell>
          <table:table-cell office:value-type="string">
            <text:p>3Д Редактор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BitWarden</text:p>
          </table:table-cell>
          <table:table-cell office:value-type="string">
            <text:p>Хранение паролей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orBrowser</text:p>
          </table:table-cell>
          <table:table-cell office:value-type="string">
            <text:p>Браузер в обход блокировок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ostman</text:p>
          </table:table-cell>
          <table:table-cell office:value-type="string">
            <text:p>Посылатель запросов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hrome</text:p>
          </table:table-cell>
          <table:table-cell office:value-type="string">
            <text:p>Браузер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inks</text:p>
          </table:table-cell>
          <table:table-cell office:value-type="string">
            <text:p>Текстовый Браузер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it</text:p>
          </table:table-cell>
          <table:table-cell office:value-type="string">
            <text:p>контроль версий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rduino IDE</text:p>
          </table:table-cell>
          <table:table-cell office:value-type="string">
            <text:p>IDE <text:s/>для ардуино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nuPG</text:p>
          </table:table-cell>
          <table:table-cell office:value-type="string">
            <text:p>Ключики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oho 12</text:p>
          </table:table-cell>
          <table:table-cell office:value-type="string">
            <text:p>Анимации пилить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oon Boom</text:p>
          </table:table-cell>
          <table:table-cell office:value-type="string">
            <text:p>Тоже анимации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dobe Animate</text:p>
          </table:table-cell>
          <table:table-cell office:value-type="string">
            <text:p>Тоже анимации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dobe Illustrator</text:p>
          </table:table-cell>
          <table:table-cell office:value-type="string">
            <text:p>Векторный редактор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dobe Photoshop</text:p>
          </table:table-cell>
          <table:table-cell office:value-type="string">
            <text:p>Редактор фотографий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dobe After Effect</text:p>
          </table:table-cell>
          <table:table-cell office:value-type="string">
            <text:p>Редактор Спецэффектов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utoruns</text:p>
          </table:table-cell>
          <table:table-cell office:value-type="string">
            <text:p>Управление автозапуском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canner</text:p>
          </table:table-cell>
          <table:table-cell office:value-type="string">
            <text:p>Сканер свободного места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rocess Hacker</text:p>
          </table:table-cell>
          <table:table-cell office:value-type="string">
            <text:p>Диспетчер задач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ithub</text:p>
          </table:table-cell>
          <table:table-cell office:value-type="string">
            <text:p>Сервер гита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ntellij IDEA</text:p>
          </table:table-cell>
          <table:table-cell office:value-type="string">
            <text:p>Среда для Джавы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Notepad++</text:p>
          </table:table-cell>
          <table:table-cell office:value-type="string">
            <text:p>Текстовый Редактор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Epic Pen</text:p>
          </table:table-cell>
          <table:table-cell office:value-type="string">
            <text:p>Рисовалка поверх окон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Fasm ARM</text:p>
          </table:table-cell>
          <table:table-cell office:value-type="string">
            <text:p>Фасм для АРМ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Fresh IDE</text:p>
          </table:table-cell>
          <table:table-cell office:value-type="string">
            <text:p>среда для Фасм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ИС Дракон</text:p>
          </table:table-cell>
          <table:table-cell office:value-type="string">
            <text:p>Визуальная среда Фасм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im</text:p>
          </table:table-cell>
          <table:table-cell office:value-type="string">
            <text:p>Консольный текстовый редактор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Bash</text:p>
          </table:table-cell>
          <table:table-cell office:value-type="string">
            <text:p>Консолька 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ostgresSQL</text:p>
          </table:table-cell>
          <table:table-cell office:value-type="string">
            <text:p>База данных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QL lite</text:p>
          </table:table-cell>
          <table:table-cell office:value-type="string">
            <text:p>Легкая база данных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WinMerge</text:p>
          </table:table-cell>
          <table:table-cell office:value-type="string">
            <text:p>Утилита для мержа всего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HydrusNetwork</text:p>
          </table:table-cell>
          <table:table-cell office:value-type="string">
            <text:p>Контент!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etroShare</text:p>
          </table:table-cell>
          <table:table-cell office:value-type="string">
            <text:p>Мессенджер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iscord</text:p>
          </table:table-cell>
          <table:table-cell office:value-type="string">
            <text:p>Мессенджер для игр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ulcan SDK</text:p>
          </table:table-cell>
          <table:table-cell office:value-type="string">
            <text:p>для создания графена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make</text:p>
          </table:table-cell>
          <table:table-cell office:value-type="string">
            <text:p>Сборщик програмулек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WinXEditor</text:p>
          </table:table-cell>
          <table:table-cell office:value-type="string">
            <text:p>Win + X меню едитор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WinAeroTweaker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hellView EasyContextMenu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tom</text:p>
          </table:table-cell>
          <table:table-cell office:value-type="string">
            <text:p>среда разработки кастомизируемая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mete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WireShark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ogisim</text:p>
          </table:table-cell>
          <table:table-cell office:value-type="string">
            <text:p>Редактор схем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Q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Wolfram Engin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VLC player</text:p>
          </table:table-cell>
          <table:table-cell office:value-type="string">
            <text:p>Медиапроигрыватель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FreeDownloadMaster</text:p>
          </table:table-cell>
          <table:table-cell office:value-type="string">
            <text:p>Менеджер загрузок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FileZilla</text:p>
          </table:table-cell>
          <table:table-cell office:value-type="string">
            <text:p>FTP клиент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ultiCommander</text:p>
          </table:table-cell>
          <table:table-cell office:value-type="string">
            <text:p>Файловый менеджер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FlashPlayer</text:p>
          </table:table-cell>
          <table:table-cell office:value-type="string">
            <text:p>мертвая технология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dobe Premier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FL studio</text:p>
          </table:table-cell>
          <table:table-cell office:value-type="string">
            <text:p>Музыка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irtualCloneDrive</text:p>
          </table:table-cell>
          <table:table-cell office:value-type="string">
            <text:p>Эмулятор дисков, на 10 неактуально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osettaStone</text:p>
          </table:table-cell>
          <table:table-cell office:value-type="string">
            <text:p>Инглиштичер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nView</text:p>
          </table:table-cell>
          <table:table-cell office:value-type="string">
            <text:p>Просмотрщик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Nconver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nkscape</text:p>
          </table:table-cell>
          <table:table-cell office:value-type="string">
            <text:p>Векторный редактор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zBrush</text:p>
          </table:table-cell>
          <table:table-cell office:value-type="string">
            <text:p>3Д Редактор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aintToolSai</text:p>
          </table:table-cell>
          <table:table-cell office:value-type="string">
            <text:p>Рисовлка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aint.Net</text:p>
          </table:table-cell>
          <table:table-cell office:value-type="string">
            <text:p>Рисовалка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Unity</text:p>
          </table:table-cell>
          <table:table-cell office:value-type="string">
            <text:p>Движок игр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UnrealEngine</text:p>
          </table:table-cell>
          <table:table-cell office:value-type="string">
            <text:p>Движок игр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/>
          <table:table-cell office:value-type="string">
            <text:p>Name of Game</text:p>
          </table:table-cell>
          <table:table-cell table:style-name="Default" office:value-type="string">
            <text:p>Achivements</text:p>
          </table:table-cell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>
            <text:p>League of Legend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errari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Battlerit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BLC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iny theif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nfiny Factor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Factorio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ivinity original Sin EE E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ivinity original Sin EE EE 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kullgirl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Binding of Isaac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Osu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eometry Das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IS 10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henzhen I/O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EXApunk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FS most wante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FS Carbon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FS Prostree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all of duty world at Wa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uper meat bo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WBTB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WBTG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WBTJG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ouhou ..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agicit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anki Onlin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tronghold crusade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anmaku Deat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rypt of Necrodance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rossou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Worms...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/>
          <table:table-cell office:value-type="string">
            <text:p>Name of Anime</text:p>
          </table:table-cell>
          <table:table-cell office:value-type="string">
            <text:p>Description</text:p>
          </table:table-cell>
          <table:table-cell office:value-type="string">
            <text:p>Rating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Detroit Metal Cit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Bleach</text:p>
          </table:table-cell>
          <table:table-cell table:number-columns-repeated="1022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/>
          <table:table-cell table:style-name="Default" table:number-columns-repeated="3"/>
          <table:table-cell table:number-columns-repeated="1020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1.05.2020</text:date>, <text:time>18:1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29M18S</meta:editing-duration>
    <meta:editing-cycles>8</meta:editing-cycles>
    <meta:generator>OpenOffice/4.1.7$Win32 OpenOffice.org_project/417m1$Build-9800</meta:generator>
    <dc:date>2020-05-01T18:10:58.59</dc:date>
    <meta:document-statistic meta:table-count="1" meta:cell-count="158" meta:object-count="0"/>
    <meta:user-defined meta:name="Info 1"/>
    <meta:user-defined meta:name="Info 2"/>
    <meta:user-defined meta:name="Info 3"/>
    <meta:user-defined meta:name="Info 4"/>
  </office:meta>
</office:document-meta>
</file>